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A0000002C900F702D5E505CB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5f5f" officeooo:paragraph-rsid="00105f5f"/>
    </style:style>
    <style:style style:name="P2" style:family="paragraph" style:parent-style-name="Standard">
      <style:text-properties officeooo:rsid="00150047" officeooo:paragraph-rsid="00150047"/>
    </style:style>
    <style:style style:name="P3" style:family="paragraph" style:parent-style-name="Standard">
      <style:text-properties officeooo:rsid="00163221" officeooo:paragraph-rsid="00163221"/>
    </style:style>
    <style:style style:name="P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163221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style:text-blinking="false" fo:background-color="#e8e8e8" loext:char-shading-value="0" loext:padding="0cm" loext:border="none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236b9" style:text-blinking="false" fo:background-color="#e8e8e8" loext:char-shading-value="0" loext:padding="0cm" loext:border="none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63221" style:text-blinking="false" fo:background-color="#e8e8e8" loext:char-shading-value="0" loext:padding="0cm" loext:border="none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7cb88" style:text-blinking="false" fo:background-color="#e8e8e8" loext:char-shading-value="0" loext:padding="0cm" loext:border="none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919fb" style:text-blinking="false" fo:background-color="#e8e8e8" loext:char-shading-value="0" loext:padding="0cm" loext:border="none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normal" officeooo:rsid="001ace9b" style:text-blinking="false" fo:background-color="#e8e8e8" loext:char-shading-value="0" loext:padding="0cm" loext:border="none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8.25pt" fo:letter-spacing="normal" fo:font-style="normal" style:text-underline-style="none" fo:font-weight="bold" style:text-blinking="false" fo:background-color="#e8e8e8" loext:char-shading-value="0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a xlink:type="simple" xlink:href="javascript:ST(7471,7472)" text:style-name="Internet_20_link" text:visited-style-name="Visited_20_Internet_20_Link"><text:span text:style-name="T7">ST-2315</text:span></text:a><text:a xlink:type="simple" xlink:href="javascript:ST(7471,7472)" text:style-name="Internet_20_link" text:visited-style-name="Visited_20_Internet_20_Link"><text:span text:style-name="T1">:EXP_MOV_MAT_RF17/18/19_1</text:span></text:a><text:span text:style-name="T6">6</text:span></text:p>
      <text:p text:style-name="P5"/>
      <text:p text:style-name="P5"><draw:frame draw:style-name="fr1" draw:name="Figura1" text:anchor-type="paragraph" svg:width="17cm" svg:height="10.236cm" draw:z-index="0"><draw:image xlink:href="Pictures/10000000000004A0000002C900F702D5E505CB97.png" xlink:type="simple" xlink:show="embed" xlink:actuate="onLoad"/></draw:frame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, tahoma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08:24:35.763000000</meta:creation-date>
    <dc:date>2018-04-03T10:46:52.446000000</dc:date>
    <meta:editing-duration>PT50M50S</meta:editing-duration>
    <meta:editing-cycles>6</meta:editing-cycles>
    <meta:generator>LibreOffice/5.3.1.2$Windows_X86_64 LibreOffice_project/e80a0e0fd1875e1696614d24c32df0f95f03deb2</meta:generator>
    <meta:document-statistic meta:table-count="0" meta:image-count="1" meta:object-count="0" meta:page-count="1" meta:paragraph-count="1" meta:word-count="1" meta:character-count="33" meta:non-whitespace-character-count="33"/>
  </office:meta>
</office:document-meta>
</file>